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background-color="#000000" fo:padding="0.097cm" fo:border="3pt solid #000000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style:vertical-align="middle" fo:padding="0.097cm" fo:border-left="3pt solid #000000" fo:border-right="none" fo:border-top="none" fo:border-bottom="3pt solid #000000"/>
    </style:style>
    <style:style style:name="Tabla1.I2" style:family="table-cell">
      <style:table-cell-properties style:vertical-align="middle" fo:padding="0.097cm" fo:border-left="3pt solid #000000" fo:border-right="3pt solid #000000" fo:border-top="none" fo:border-bottom="3pt solid #000000"/>
    </style:style>
    <style:style style:name="Tabla1.A5" style:family="table-cell">
      <style:table-cell-properties fo:padding="0.097cm" fo:border-left="3pt solid #000000" fo:border-right="3pt solid #000000" fo:border-top="none" fo:border-bottom="3pt solid #00000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background-color="#000000" fo:padding="0.097cm" fo:border="3pt solid #000000">
        <style:background-image/>
      </style:table-cell-properties>
    </style:style>
    <style:style style:name="Tabla2.2" style:family="table-row">
      <style:table-row-properties style:row-height="2cm"/>
    </style:style>
    <style:style style:name="Tabla2.A2" style:family="table-cell">
      <style:table-cell-properties style:vertical-align="middle" fo:padding="0.097cm" fo:border-left="3pt solid #000000" fo:border-right="none" fo:border-top="none" fo:border-bottom="3pt solid #000000"/>
    </style:style>
    <style:style style:name="Tabla2.I2" style:family="table-cell">
      <style:table-cell-properties style:vertical-align="middle" fo:padding="0.097cm" fo:border-left="3pt solid #000000" fo:border-right="3pt solid #000000" fo:border-top="none" fo:border-bottom="3pt solid #000000"/>
    </style:style>
    <style:style style:name="Tabla2.A5" style:family="table-cell">
      <style:table-cell-properties fo:padding="0.097cm" fo:border-left="3pt solid #000000" fo:border-right="3pt solid #000000" fo:border-top="none" fo:border-bottom="3pt solid #00000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background-color="#000000" fo:padding="0.097cm" fo:border="3pt solid #000000">
        <style:background-image/>
      </style:table-cell-properties>
    </style:style>
    <style:style style:name="Tabla3.2" style:family="table-row">
      <style:table-row-properties style:row-height="2cm"/>
    </style:style>
    <style:style style:name="Tabla3.A2" style:family="table-cell">
      <style:table-cell-properties style:vertical-align="middle" fo:padding="0.097cm" fo:border-left="3pt solid #000000" fo:border-right="none" fo:border-top="none" fo:border-bottom="3pt solid #000000"/>
    </style:style>
    <style:style style:name="Tabla3.I2" style:family="table-cell">
      <style:table-cell-properties style:vertical-align="middle" fo:padding="0.097cm" fo:border-left="3pt solid #000000" fo:border-right="3pt solid #000000" fo:border-top="none" fo:border-bottom="3pt solid #000000"/>
    </style:style>
    <style:style style:name="Tabla3.A5" style:family="table-cell">
      <style:table-cell-properties fo:padding="0.097cm" fo:border-left="3pt solid #000000" fo:border-right="3pt solid #000000" fo:border-top="none" fo:border-bottom="3pt solid #000000"/>
    </style:style>
    <style:style style:name="P1" style:family="paragraph" style:parent-style-name="Table_20_Contents">
      <style:text-properties officeooo:paragraph-rsid="0025c778"/>
    </style:style>
    <style:style style:name="P2" style:family="paragraph" style:parent-style-name="Standard">
      <style:text-properties officeooo:paragraph-rsid="00229299"/>
    </style:style>
    <style:style style:name="P3" style:family="paragraph" style:parent-style-name="Standard">
      <style:text-properties officeooo:paragraph-rsid="0025c778"/>
    </style:style>
    <style:style style:name="P4" style:family="paragraph" style:parent-style-name="Standard">
      <style:text-properties style:font-name="Open Sans" officeooo:paragraph-rsid="0028a81c"/>
    </style:style>
    <style:style style:name="P5" style:family="paragraph" style:parent-style-name="Standard">
      <style:paragraph-properties fo:text-align="center" style:justify-single-word="false"/>
      <style:text-properties style:font-name="Open Sans" fo:font-weight="bold" officeooo:rsid="0028a81c" officeooo:paragraph-rsid="0028a81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" fo:font-weight="bold" officeooo:rsid="0028a81c" officeooo:paragraph-rsid="00353e1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24pt" fo:font-weight="bold" officeooo:paragraph-rsid="00229299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24pt" fo:font-weight="bold" officeooo:paragraph-rsid="00353e1e" style:font-size-asian="24pt" style:font-weight-asian="bold" style:font-size-complex="24pt" style:font-weight-complex="bold"/>
    </style:style>
    <style:style style:name="P9" style:family="paragraph" style:parent-style-name="Standard">
      <style:text-properties style:font-name="Open Sans" officeooo:paragraph-rsid="00353e1e"/>
    </style:style>
    <style:style style:name="P10" style:family="paragraph" style:parent-style-name="Standard">
      <style:text-properties officeooo:paragraph-rsid="00353e1e"/>
    </style:style>
    <style:style style:name="T1" style:family="text">
      <style:text-properties officeooo:rsid="0028a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8"/>
        <table:table-column table:style-name="Tabla1.I"/>
        <table:table-row>
          <table:table-cell table:style-name="Tabla1.A1" table:number-columns-spanned="9" office:value-type="string">
            <text:p text:style-name="P5">Disco Bar LUG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<text:database-display text:table-name="Hoja1" text:table-type="table" text:column-name="C1F1" text:database-name="cards">&lt;C1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2F1" text:database-name="cards">&lt;C2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3F1" text:database-name="cards">&lt;C3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4F1" text:database-name="cards">&lt;C4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5F1" text:database-name="cards">&lt;C5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6F1" text:database-name="cards">&lt;C6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7F1" text:database-name="cards">&lt;C7F1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8F1" text:database-name="cards">&lt;C8F1&gt;</text:database-display></text:p>
          </table:table-cell>
          <table:table-cell table:style-name="Tabla1.I2" office:value-type="string">
            <text:p text:style-name="P7"><text:database-display text:table-name="Hoja1" text:table-type="table" text:column-name="C9F1" text:database-name="cards">&lt;C9F1&gt;</text:database-display></text:p>
          </table:table-cell>
        </table:table-row>
        <table:table-row table:style-name="Tabla1.2">
          <table:table-cell table:style-name="Tabla1.A2" office:value-type="string">
            <text:p text:style-name="P7"><text:database-display text:table-name="Hoja1" text:table-type="table" text:column-name="C1F2" text:database-name="cards">&lt;C1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2F2" text:database-name="cards">&lt;C2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3F2" text:database-name="cards">&lt;C3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4F2" text:database-name="cards">&lt;C4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5F2" text:database-name="cards">&lt;C5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6F2" text:database-name="cards">&lt;C6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7F2" text:database-name="cards">&lt;C7F2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8F2" text:database-name="cards">&lt;C8F2&gt;</text:database-display></text:p>
          </table:table-cell>
          <table:table-cell table:style-name="Tabla1.I2" office:value-type="string">
            <text:p text:style-name="P7"><text:database-display text:table-name="Hoja1" text:table-type="table" text:column-name="C9F2" text:database-name="cards">&lt;C9F2&gt;</text:database-display></text:p>
          </table:table-cell>
        </table:table-row>
        <table:table-row table:style-name="Tabla1.2">
          <table:table-cell table:style-name="Tabla1.A2" office:value-type="string">
            <text:p text:style-name="P7"><text:database-display text:table-name="Hoja1" text:table-type="table" text:column-name="C1F3" text:database-name="cards">&lt;C1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2F3" text:database-name="cards">&lt;C2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3F3" text:database-name="cards">&lt;C3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4F3" text:database-name="cards">&lt;C4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5F3" text:database-name="cards">&lt;C5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6F3" text:database-name="cards">&lt;C6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7F3" text:database-name="cards">&lt;C7F3&gt;</text:database-display></text:p>
          </table:table-cell>
          <table:table-cell table:style-name="Tabla1.A2" office:value-type="string">
            <text:p text:style-name="P7"><text:database-display text:table-name="Hoja1" text:table-type="table" text:column-name="C8F3" text:database-name="cards">&lt;C8F3&gt;</text:database-display></text:p>
          </table:table-cell>
          <table:table-cell table:style-name="Tabla1.I2" office:value-type="string">
            <text:p text:style-name="P7"><text:database-display text:table-name="Hoja1" text:table-type="table" text:column-name="C9F3" text:database-name="cards">&lt;C9F3&gt;</text:database-display></text:p>
          </table:table-cell>
        </table:table-row>
        <table:table-row>
          <table:table-cell table:style-name="Tabla1.A5" table:number-columns-spanned="9" office:value-type="string">
            <text:p text:style-name="P4"><text:span text:style-name="T1">Nº Cartón: </text:span><text:database-display text:table-name="Hoja1" text:table-type="table" text:column-name="NUM_CARTON" text:database-name="cards">&lt;NUM_CARTON&gt;</text:database-display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database-next text:table-name="Hoja1" text:table-type="table" text:condition="ooow:TRUE" text:database-name="cards"/></text:p>
      <table:table table:name="Tabla2" table:style-name="Tabla2">
        <table:table-column table:style-name="Tabla2.A" table:number-columns-repeated="8"/>
        <table:table-column table:style-name="Tabla2.I"/>
        <table:table-row>
          <table:table-cell table:style-name="Tabla2.A1" table:number-columns-spanned="9" office:value-type="string">
            <text:p text:style-name="P6">Disco Bar LUG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8"><text:database-display text:table-name="Hoja1" text:table-type="table" text:column-name="C1F1" text:database-name="cards">&lt;C1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2F1" text:database-name="cards">&lt;C2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3F1" text:database-name="cards">&lt;C3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4F1" text:database-name="cards">&lt;C4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5F1" text:database-name="cards">&lt;C5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6F1" text:database-name="cards">&lt;C6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7F1" text:database-name="cards">&lt;C7F1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8F1" text:database-name="cards">&lt;C8F1&gt;</text:database-display></text:p>
          </table:table-cell>
          <table:table-cell table:style-name="Tabla2.I2" office:value-type="string">
            <text:p text:style-name="P8"><text:database-display text:table-name="Hoja1" text:table-type="table" text:column-name="C9F1" text:database-name="cards">&lt;C9F1&gt;</text:database-display></text:p>
          </table:table-cell>
        </table:table-row>
        <table:table-row table:style-name="Tabla2.2">
          <table:table-cell table:style-name="Tabla2.A2" office:value-type="string">
            <text:p text:style-name="P8"><text:database-display text:table-name="Hoja1" text:table-type="table" text:column-name="C1F2" text:database-name="cards">&lt;C1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2F2" text:database-name="cards">&lt;C2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3F2" text:database-name="cards">&lt;C3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4F2" text:database-name="cards">&lt;C4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5F2" text:database-name="cards">&lt;C5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6F2" text:database-name="cards">&lt;C6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7F2" text:database-name="cards">&lt;C7F2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8F2" text:database-name="cards">&lt;C8F2&gt;</text:database-display></text:p>
          </table:table-cell>
          <table:table-cell table:style-name="Tabla2.I2" office:value-type="string">
            <text:p text:style-name="P8"><text:database-display text:table-name="Hoja1" text:table-type="table" text:column-name="C9F2" text:database-name="cards">&lt;C9F2&gt;</text:database-display></text:p>
          </table:table-cell>
        </table:table-row>
        <table:table-row table:style-name="Tabla2.2">
          <table:table-cell table:style-name="Tabla2.A2" office:value-type="string">
            <text:p text:style-name="P8"><text:database-display text:table-name="Hoja1" text:table-type="table" text:column-name="C1F3" text:database-name="cards">&lt;C1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2F3" text:database-name="cards">&lt;C2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3F3" text:database-name="cards">&lt;C3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4F3" text:database-name="cards">&lt;C4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5F3" text:database-name="cards">&lt;C5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6F3" text:database-name="cards">&lt;C6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7F3" text:database-name="cards">&lt;C7F3&gt;</text:database-display></text:p>
          </table:table-cell>
          <table:table-cell table:style-name="Tabla2.A2" office:value-type="string">
            <text:p text:style-name="P8"><text:database-display text:table-name="Hoja1" text:table-type="table" text:column-name="C8F3" text:database-name="cards">&lt;C8F3&gt;</text:database-display></text:p>
          </table:table-cell>
          <table:table-cell table:style-name="Tabla2.I2" office:value-type="string">
            <text:p text:style-name="P8"><text:database-display text:table-name="Hoja1" text:table-type="table" text:column-name="C9F3" text:database-name="cards">&lt;C9F3&gt;</text:database-display></text:p>
          </table:table-cell>
        </table:table-row>
        <table:table-row>
          <table:table-cell table:style-name="Tabla2.A5" table:number-columns-spanned="9" office:value-type="string">
            <text:p text:style-name="P9"><text:span text:style-name="T1">Nº Cartón: </text:span><text:database-display text:table-name="Hoja1" text:table-type="table" text:column-name="NUM_CARTON" text:database-name="cards">&lt;NUM_CARTON&gt;</text:database-display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database-next text:table-name="Hoja1" text:table-type="table" text:condition="ooow:TRUE" text:database-name="cards"/></text:p>
      <table:table table:name="Tabla3" table:style-name="Tabla3">
        <table:table-column table:style-name="Tabla3.A" table:number-columns-repeated="8"/>
        <table:table-column table:style-name="Tabla3.I"/>
        <table:table-row>
          <table:table-cell table:style-name="Tabla3.A1" table:number-columns-spanned="9" office:value-type="string">
            <text:p text:style-name="P6">Disco Bar LUG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8"><text:database-display text:table-name="Hoja1" text:table-type="table" text:column-name="C1F1" text:database-name="cards">&lt;C1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2F1" text:database-name="cards">&lt;C2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3F1" text:database-name="cards">&lt;C3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4F1" text:database-name="cards">&lt;C4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5F1" text:database-name="cards">&lt;C5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6F1" text:database-name="cards">&lt;C6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7F1" text:database-name="cards">&lt;C7F1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8F1" text:database-name="cards">&lt;C8F1&gt;</text:database-display></text:p>
          </table:table-cell>
          <table:table-cell table:style-name="Tabla3.I2" office:value-type="string">
            <text:p text:style-name="P8"><text:database-display text:table-name="Hoja1" text:table-type="table" text:column-name="C9F1" text:database-name="cards">&lt;C9F1&gt;</text:database-display></text:p>
          </table:table-cell>
        </table:table-row>
        <table:table-row table:style-name="Tabla3.2">
          <table:table-cell table:style-name="Tabla3.A2" office:value-type="string">
            <text:p text:style-name="P8"><text:database-display text:table-name="Hoja1" text:table-type="table" text:column-name="C1F2" text:database-name="cards">&lt;C1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2F2" text:database-name="cards">&lt;C2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3F2" text:database-name="cards">&lt;C3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4F2" text:database-name="cards">&lt;C4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5F2" text:database-name="cards">&lt;C5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6F2" text:database-name="cards">&lt;C6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7F2" text:database-name="cards">&lt;C7F2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8F2" text:database-name="cards">&lt;C8F2&gt;</text:database-display></text:p>
          </table:table-cell>
          <table:table-cell table:style-name="Tabla3.I2" office:value-type="string">
            <text:p text:style-name="P8"><text:database-display text:table-name="Hoja1" text:table-type="table" text:column-name="C9F2" text:database-name="cards">&lt;C9F2&gt;</text:database-display></text:p>
          </table:table-cell>
        </table:table-row>
        <table:table-row table:style-name="Tabla3.2">
          <table:table-cell table:style-name="Tabla3.A2" office:value-type="string">
            <text:p text:style-name="P8"><text:database-display text:table-name="Hoja1" text:table-type="table" text:column-name="C1F3" text:database-name="cards">&lt;C1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2F3" text:database-name="cards">&lt;C2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3F3" text:database-name="cards">&lt;C3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4F3" text:database-name="cards">&lt;C4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5F3" text:database-name="cards">&lt;C5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6F3" text:database-name="cards">&lt;C6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7F3" text:database-name="cards">&lt;C7F3&gt;</text:database-display></text:p>
          </table:table-cell>
          <table:table-cell table:style-name="Tabla3.A2" office:value-type="string">
            <text:p text:style-name="P8"><text:database-display text:table-name="Hoja1" text:table-type="table" text:column-name="C8F3" text:database-name="cards">&lt;C8F3&gt;</text:database-display></text:p>
          </table:table-cell>
          <table:table-cell table:style-name="Tabla3.I2" office:value-type="string">
            <text:p text:style-name="P8"><text:database-display text:table-name="Hoja1" text:table-type="table" text:column-name="C9F3" text:database-name="cards">&lt;C9F3&gt;</text:database-display></text:p>
          </table:table-cell>
        </table:table-row>
        <table:table-row>
          <table:table-cell table:style-name="Tabla3.A5" table:number-columns-spanned="9" office:value-type="string">
            <text:p text:style-name="P9"><text:span text:style-name="T1">Nº Cartón: </text:span><text:database-display text:table-name="Hoja1" text:table-type="table" text:column-name="NUM_CARTON" text:database-name="cards">&lt;NUM_CARTON&gt;</text:database-display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lvaro Iradier</meta:initial-creator>
    <meta:creation-date>2015-12-06T13:36:26.201539243</meta:creation-date>
    <meta:generator>LibreOffice/4.2.8.2$Linux_X86_64 LibreOffice_project/420m0$Build-2</meta:generator>
    <dc:date>2015-12-06T14:13:20.726448959</dc:date>
    <dc:creator>Álvaro Iradier</dc:creator>
    <meta:editing-duration>PT16M19S</meta:editing-duration>
    <meta:editing-cycles>16</meta:editing-cycles>
    <meta:document-statistic meta:table-count="3" meta:image-count="0" meta:object-count="0" meta:page-count="1" meta:paragraph-count="89" meta:word-count="99" meta:character-count="600" meta:non-whitespace-character-count="588"/>
  </office:meta>
</office:document-meta>
</file>